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2A00000029E936E0D5.png" manifest:media-type="image/png"/>
  <manifest:file-entry manifest:full-path="Pictures/2000005B00001EB2000004164D663FBD.svm" manifest:media-type="image/x-svm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7cm" svg:height="9.004cm" svg:x="9.692cm" svg:y="0.93cm">
            <draw:object draw:notify-on-update-of-ranges="Feuille1.C4:Feuille1.C4 Feuille1.C5:Feuille1.C23 Feuille1.D4:Feuille1.D4 Feuille1.D5:Feuille1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table:formula="of:= 1.006238 * POWER([.C4];-0.99829837)" office:value-type="float" office:value="0.336040284175651" calcext:value-type="float">
            <text:p>0.336040284175651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/>
          <table:table-cell table:formula="of:= 1.006238 * POWER([.C5];-0.99829837)" office:value-type="float" office:value="0.503712768917119" calcext:value-type="float">
            <text:p>0.50371276891711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>
            <draw:frame draw:z-index="1" draw:name="Image 1" draw:style-name="gr2" draw:text-style-name="P1" svg:width="23.842cm" svg:height="3.171cm" svg:x="-0.001cm" svg:y="0.05cm">
              <draw:image xlink:href="Pictures/2000005B00001EB2000004164D663FBD.svm" xlink:type="simple" xlink:show="embed" xlink:actuate="onLoad" draw:mime-type="image/x-svm">
                <text:p/>
              </draw:image>
              <draw:image xlink:href="Pictures/100000010000012A00000029E936E0D5.png" xlink:type="simple" xlink:show="embed" xlink:actuate="onLoad" draw:mime-type="image/png"/>
            </draw:frame>
          </table:table-cell>
        </table:table-row>
        <table:table-row table:style-name="ro1">
          <table:table-cell/>
          <table:table-cell table:formula="of:= 1.006238 * POWER([.C6];-0.99829837)" office:value-type="float" office:value="0.671288330044252" calcext:value-type="float">
            <text:p>0.671288330044252</text:p>
          </table:table-cell>
          <table:table-cell office:value-type="float" office:value="1.5" calcext:value-type="float">
            <text:p>1.5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/>
          <table:table-cell table:formula="of:= 1.006238 * POWER([.C7];-0.99829837)" office:value-type="float" office:value="0.774374870871643" calcext:value-type="float">
            <text:p>0.774374870871643</text:p>
          </table:table-cell>
          <table:table-cell office:value-type="float" office:value="1.3" calcext:value-type="float">
            <text:p>1.3</text:p>
          </table:table-cell>
          <table:table-cell office:value-type="float" office:value="0.77" calcext:value-type="float">
            <text:p>0.77</text:p>
          </table:table-cell>
          <table:table-cell/>
        </table:table-row>
        <table:table-row table:style-name="ro1">
          <table:table-cell/>
          <table:table-cell table:formula="of:= 1.006238 * POWER([.C8];-0.99829837)" office:value-type="float" office:value="0.838791856302114" calcext:value-type="float">
            <text:p>0.838791856302114</text:p>
          </table:table-cell>
          <table:table-cell office:value-type="float" office:value="1.2" calcext:value-type="float">
            <text:p>1.2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/>
          <table:table-cell table:formula="of:= 1.006238 * POWER([.C9];-0.99829837)" office:value-type="float" office:value="1.006238" calcext:value-type="float">
            <text:p>1.00623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 1.006238 * POWER([.C10];-0.99829837)" office:value-type="float" office:value="1.25731999518908" calcext:value-type="float">
            <text:p>1.25731999518908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/>
          <table:table-cell table:formula="of:= 1.006238 * POWER([.C11];-0.99829837)" office:value-type="float" office:value="2.01010372403444" calcext:value-type="float">
            <text:p>2.0101037240344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 1.006238 * POWER([.C12];-0.99829837)" office:value-type="float" office:value="2.51167577117197" calcext:value-type="float">
            <text:p>2.51167577117197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table:formula="of:= 1.006238 * POWER([.C13];-0.99829837)" office:value-type="float" office:value="3.0434590536403" calcext:value-type="float">
            <text:p>3.0434590536403</text:p>
          </table:table-cell>
          <table:table-cell office:value-type="float" office:value="0.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 1.006238 * POWER([.C14];-0.99829837)" office:value-type="float" office:value="3.34726204711333" calcext:value-type="float">
            <text:p>3.34726204711333</text:p>
          </table:table-cell>
          <table:table-cell office:value-type="float" office:value="0.3" calcext:value-type="float">
            <text:p>0.3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/>
          <table:table-cell table:formula="of:= 1.006238 * POWER([.C15];-0.99829837)" office:value-type="float" office:value="3.71851332035628" calcext:value-type="float">
            <text:p>3.71851332035628</text:p>
          </table:table-cell>
          <table:table-cell office:value-type="float" office:value="0.27" calcext:value-type="float">
            <text:p>0.27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/>
          <table:table-cell table:formula="of:= 1.006238 * POWER([.C16];-0.99829837)" office:value-type="float" office:value="4.0154684889431" calcext:value-type="float">
            <text:p>4.015468488943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 1.006238 * POWER([.C17];-0.99829837)" office:value-type="float" office:value="5.01743009228418" calcext:value-type="float">
            <text:p>5.01743009228418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formula="of:= 1.006238 * POWER([.C18];-0.99829837)" office:value-type="float" office:value="5.57392291655361" calcext:value-type="float">
            <text:p>5.57392291655361</text:p>
          </table:table-cell>
          <table:table-cell office:value-type="float" office:value="0.18" calcext:value-type="float">
            <text:p>0.18</text:p>
          </table:table-cell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/>
          <table:table-cell table:formula="of:= 1.006238 * POWER([.C19];-0.99829837)" office:value-type="float" office:value="6.68663269149212" calcext:value-type="float">
            <text:p>6.68663269149212</text:p>
          </table:table-cell>
          <table:table-cell office:value-type="float" office:value="0.15" calcext:value-type="float">
            <text:p>0.15</text:p>
          </table:table-cell>
          <table:table-cell office:value-type="float" office:value="6.7" calcext:value-type="float">
            <text:p>6.7</text:p>
          </table:table-cell>
          <table:table-cell/>
        </table:table-row>
        <table:table-row table:style-name="ro1">
          <table:table-cell/>
          <table:table-cell table:formula="of:= 1.006238 * POWER([.C20];-0.99829837)" office:value-type="float" office:value="7.42825998731893" calcext:value-type="float">
            <text:p>7.42825998731893</text:p>
          </table:table-cell>
          <table:table-cell office:value-type="float" office:value="0.135" calcext:value-type="float">
            <text:p>0.13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/>
          <table:table-cell table:formula="of:= 1.006238 * POWER([.C21];-0.99829837)" office:value-type="float" office:value="8.3551177589179" calcext:value-type="float">
            <text:p>8.3551177589179</text:p>
          </table:table-cell>
          <table:table-cell office:value-type="float" office:value="0.12" calcext:value-type="float">
            <text:p>0.12</text:p>
          </table:table-cell>
          <table:table-cell office:value-type="float" office:value="8.4" calcext:value-type="float">
            <text:p>8.4</text:p>
          </table:table-cell>
          <table:table-cell/>
        </table:table-row>
        <table:table-row table:style-name="ro1">
          <table:table-cell/>
          <table:table-cell table:formula="of:= 1.006238 * POWER([.C22];-0.99829837)" office:value-type="float" office:value="10.0230312446786" calcext:value-type="float">
            <text:p>10.0230312446786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formula="of:= 1.006238 * POWER([.C23];-0.99829837)" office:value-type="float" office:value="11.1347049227373" calcext:value-type="float">
            <text:p>11.1347049227373</text:p>
          </table:table-cell>
          <table:table-cell office:value-type="float" office:value="0.09" calcext:value-type="float">
            <text:p>0.0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voici un tableau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 entrant une valeur x, j'obtiens une valeur 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 souhaite maintenant linéariser ma sortie y en fonction de mon entrée x2. Comment faire ?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.00.0000</text:date>, <text:time style:data-style-name="N2" text:time-value="14:44:54.6249116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06:44:52.738869667</meta:creation-date>
    <dc:date>2024-05-24T15:24:23.158185462</dc:date>
    <meta:editing-duration>PT17M51S</meta:editing-duration>
    <meta:editing-cycles>6</meta:editing-cycles>
    <meta:generator>LibreOffice/24.2.2.2$Linux_X86_64 LibreOffice_project/420$Build-2</meta:generator>
    <meta:document-statistic meta:table-count="1" meta:cell-count="6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10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088cm" svg:y="3.954cm" style:legend-expansion="high" chart:style-name="ch2"/>
        <chart:plot-area chart:style-name="ch3" table:cell-range-address="Feuille1.C4:Feuille1.D23" chart:data-source-has-labels="row" svg:x="0.319cm" svg:y="0.18cm" svg:width="11.45cm" svg:height="8.645cm">
          <chart:coordinate-region svg:x="0.939cm" svg:y="0.38cm" svg:width="10.589cm" svg:height="7.79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D5:Feuille1.D23" chart:label-cell-address="Feuille1.D4:Feuille1.D4" chart:class="chart:scatter">
            <chart:domain table:cell-range-address="Feuille1.C5:Feuille1.C23"/>
            <chart:regression-curve chart:style-name="ch7">
              <chart:equation chart:display-equation="true" chart:display-r-square="true"/>
            </chart:regression-curve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.34</text:p>
                <draw:g>
                  <svg:desc>Feuille1.D4:Feuille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C5:Feuille1.C23</svg:desc>
                </draw:g>
              </table:table-cell>
              <table:table-cell office:value-type="float" office:value="0.5">
                <text:p>0.5</text:p>
                <draw:g>
                  <svg:desc>Feuille1.D5:Feuille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">
                <text:p>1.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">
                <text:p>0.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">
                <text:p>0.2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">
                <text:p>0.1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5">
                <text:p>0.13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">
                <text:p>0.1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">
                <text:p>0.09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